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61f5" officeooo:paragraph-rsid="000e61f5"/>
    </style:style>
    <style:style style:name="P2" style:family="paragraph" style:parent-style-name="Standard">
      <style:text-properties officeooo:rsid="00102bcf" officeooo:paragraph-rsid="00102bcf"/>
    </style:style>
    <style:style style:name="P3" style:family="paragraph" style:parent-style-name="Heading_20_1">
      <style:text-properties officeooo:rsid="00112eff" officeooo:paragraph-rsid="00112eff"/>
    </style:style>
    <style:style style:name="P4" style:family="paragraph" style:parent-style-name="Standard">
      <style:text-properties officeooo:rsid="00102bcf" officeooo:paragraph-rsid="00102bcf"/>
    </style:style>
    <style:style style:name="P5" style:family="paragraph" style:parent-style-name="Standard">
      <style:text-properties officeooo:rsid="00119b80" officeooo:paragraph-rsid="00119b80"/>
    </style:style>
    <style:style style:name="P6" style:family="paragraph" style:parent-style-name="Standard">
      <style:text-properties officeooo:rsid="001215cf" officeooo:paragraph-rsid="001215cf"/>
    </style:style>
    <style:style style:name="P7" style:family="paragraph" style:parent-style-name="Standard">
      <style:text-properties officeooo:rsid="00126341" officeooo:paragraph-rsid="00126341"/>
    </style:style>
    <style:style style:name="P8" style:family="paragraph" style:parent-style-name="Standard">
      <style:text-properties officeooo:rsid="00128a3a" officeooo:paragraph-rsid="00128a3a"/>
    </style:style>
    <style:style style:name="P9" style:family="paragraph" style:parent-style-name="Standard">
      <style:text-properties officeooo:rsid="00130aaa" officeooo:paragraph-rsid="00130aaa"/>
    </style:style>
    <style:style style:name="P10" style:family="paragraph" style:parent-style-name="Standard">
      <style:text-properties officeooo:rsid="00145d56" officeooo:paragraph-rsid="00145d56"/>
    </style:style>
    <style:style style:name="P11" style:family="paragraph" style:parent-style-name="Standard">
      <style:text-properties officeooo:rsid="0014eed1" officeooo:paragraph-rsid="0014eed1"/>
    </style:style>
    <style:style style:name="P12" style:family="paragraph" style:parent-style-name="Standard">
      <style:text-properties officeooo:rsid="0015c60b" officeooo:paragraph-rsid="0015c60b"/>
    </style:style>
    <style:style style:name="P13" style:family="paragraph" style:parent-style-name="Text_20_body">
      <style:text-properties officeooo:paragraph-rsid="00112eff"/>
    </style:style>
    <style:style style:name="P14" style:family="paragraph" style:parent-style-name="Text_20_body">
      <style:text-properties style:font-name="Tahoma" officeooo:rsid="00112eff" officeooo:paragraph-rsid="00112eff"/>
    </style:style>
    <style:style style:name="P15" style:family="paragraph" style:parent-style-name="Text_20_body">
      <style:text-properties style:font-name="Tahoma" officeooo:rsid="00114e10" officeooo:paragraph-rsid="00114e10"/>
    </style:style>
    <style:style style:name="T1" style:family="text">
      <style:text-properties officeooo:rsid="0014ee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 bit es una unidad mas pequeña de memoria varia entre 0 y 1</text:p>
      <text:p text:style-name="P1">1 byte son 8 bit </text:p>
      <text:p text:style-name="P1">un entero es un word o 2 byte</text:p>
      <text:p text:style-name="P1"/>
      <text:p text:style-name="P1">ejemplo</text:p>
      <text:p text:style-name="P1">EB124 son distinto de 0 --→ pulsadores de emergencia</text:p>
      <text:p text:style-name="P1">ew eb125 eb124</text:p>
      <text:p text:style-name="P1"/>
      <text:p text:style-name="P2">porque con signo 0 + 2⁷</text:p>
      <text:p text:style-name="P2"/>
      <text:h text:style-name="P3" text:outline-level="1">Clase Unidad 2 25/03/2020</text:h>
      <text:p text:style-name="P13"/>
      <text:p text:style-name="P14">Es un programa antiguo. Los 300 viejos los TIA portal no se acepta.</text:p>
      <text:p text:style-name="P14">Se creo para el S7-300. Simatic Manager.</text:p>
      <text:p text:style-name="P14">Siempre hay que tener que hacer ingenieria para poder ver. Como esta la memoria, el cable de una salida.</text:p>
      <text:p text:style-name="P14">Cuando comezamos en step 7. tenemos la pagina enicial</text:p>
      <text:p text:style-name="P14">nombre deberia ser en minuscula</text:p>
      <text:p text:style-name="P14">multiproyecto es para cpu pba</text:p>
      <text:p text:style-name="P14"/>
      <text:p text:style-name="P15">En la zona derecha es donde estamos conectado.</text:p>
      <text:p text:style-name="P15">Para cambiar de conexión vamos a Herramienta -→Ajuste PG/PC → tipo de coneccion</text:p>
      <text:p text:style-name="P5">Equpos H y PC estos son PC</text:p>
      <text:p text:style-name="P5">Porque un nombre, porque vamos a identificar la cpu, si tenemos 10 equipos, tendríamos que tener un nombre.</text:p>
      <text:p text:style-name="P5">Esto es para poder comunicar</text:p>
      <text:p text:style-name="P5"/>
      <text:p text:style-name="P5">1-El numero de mac.</text:p>
      <text:p text:style-name="P5">2-el ip.</text:p>
      <text:p text:style-name="P5">3-el nombre de CPU.</text:p>
      <text:p text:style-name="P5"/>
      <text:p text:style-name="P5"/>
      <text:p text:style-name="P6">En el HW config le decimos como <text:s/>se va a comportar en el tablero.</text:p>
      <text:p text:style-name="P6">La fuente ocupa el Slot 1</text:p>
      <text:p text:style-name="P6">La cpu ocupa el slot 2 </text:p>
      <text:p text:style-name="P6">el resto entradas y salidas</text:p>
      <text:p text:style-name="P6"/>
      <text:p text:style-name="P7">dni es la ip</text:p>
      <text:p text:style-name="P7">apellido es la mac</text:p>
      <text:p text:style-name="P7">el apodo el nombre</text:p>
      <text:p text:style-name="P7"/>
      <text:p text:style-name="P8">En caso de tener mas de una cpu o panel se conecta un escalan.</text:p>
      <text:p text:style-name="P9">Entrdaa digital</text:p>
      <text:p text:style-name="P9"><text:soft-page-break/>entrada analogica.</text:p>
      <text:p text:style-name="P9">Entrada safety</text:p>
      <text:p text:style-name="P9"/>
      <text:p text:style-name="P9">salida safety</text:p>
      <text:p text:style-name="P9">salida digital</text:p>
      <text:p text:style-name="P9">salida analogica</text:p>
      <text:p text:style-name="P9"/>
      <text:p text:style-name="P9">Algunas veces</text:p>
      <text:p text:style-name="P9"/>
      <text:p text:style-name="P9">Siempre <text:s/>se nos crea un OB1.</text:p>
      <text:p text:style-name="P9">OB1 es donde trabaja todo el programa es el main.</text:p>
      <text:p text:style-name="P10">En el cable de la entrad 1 tengo <text:span text:style-name="T1">tensión</text:span> positiva y el programa es un normalmente cerrado </text:p>
      <text:p text:style-name="P10"/>
      <text:p text:style-name="P11">Las XOR se usan para seguridad de programa o seguridad de Safety</text:p>
      <text:p text:style-name="P11"/>
      <text:p text:style-name="P11">Cada linea de programación se hace en otro segmento.</text:p>
      <text:p text:style-name="P12">Los símbolos no se guardan, en el PLC. </text:p>
      <text:p text:style-name="P11"/>
      <text:p text:style-name="P9"/>
      <text:p text:style-name="P5"/>
      <text:p text:style-name="P5"/>
      <text:p text:style-name="P5"/>
      <text:p text:style-name="P5"/>
      <text:p text:style-name="P2"><text:tab/><text:tab/> <text:s text:c="4"/>1 -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8T20:13:43.139000000</meta:creation-date>
    <dc:date>2020-03-25T21:07:55.050000000</dc:date>
    <meta:editing-duration>PT35M55S</meta:editing-duration>
    <meta:editing-cycles>3</meta:editing-cycles>
    <meta:generator>LibreOffice/6.4.1.2$Windows_X86_64 LibreOffice_project/4d224e95b98b138af42a64d84056446d09082932</meta:generator>
    <meta:document-statistic meta:table-count="0" meta:image-count="0" meta:object-count="0" meta:page-count="2" meta:paragraph-count="44" meta:word-count="306" meta:character-count="1570" meta:non-whitespace-character-count="1296"/>
  </office:meta>
</office:document-meta>
</file>